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
      <text:h text:style-name="Heading_20_3" text:outline-level="3"><text:span text:style-name="Strong_20_Emphasis">1. Despedida con Grendha (tono de amistad)</text:span></text:h>
      <text:p text:style-name="Text_20_body">Elara regresó al puesto de Grendha poco antes de partir. El sol comenzaba ya a descender tras las colinas, tiñendo el cielo de tonos cobrizos, y el mercado se iba apagando lentamente, como un susurro que se desvanece con la brisa. Grendha, inclinada sobre sus cestos, cerraba su puesto del día. Al verla, levantó la vista y esbozó una sonrisa honesta, de esas que pocas veces se ven en los adultos.</text:p>
      <text:p text:style-name="Text_20_body">—Vaya —dijo la mujer—, pensé que ya habías partido.</text:p>
      <text:p text:style-name="Text_20_body">—Quería despedirme —respondió Elara—. Me ayudaste más de lo que parece. Gracias.</text:p>
      <text:p text:style-name="Text_20_body">Grendha resopló, incómoda con el agradecimiento, y se limpió las manos en el delantal.</text:p>
      <text:p text:style-name="Text_20_body">—No ha sido nada. Pero… —hizo una pausa, como si estuviera decidiendo algo—. Tengo algo que podría servirte. Era de mi madre, y antes de ella, de la madre de mi madre.</text:p>
      <text:p text:style-name="Text_20_body">Se agachó tras el mostrador y, tras rebuscar entre unos paños viejos, extrajo un pequeño objeto envuelto en cuero. Lo puso en las manos de Elara con una suavidad casi reverente.</text:p>
      <text:p text:style-name="Text_20_body">—No sé si crees en estas cosas, pero dicen que este amuleto protege a quien lo lleva si su corazón es sincero.</text:p>
      <text:p text:style-name="Text_20_body">Elara lo sostuvo entre los dedos. Era un medallón ovalado, metálico y frío al tacto, con un símbolo grabado en su superficie: un círculo dividido por una espiral que parecía moverse cuando uno lo observaba demasiado tiempo.</text:p>
      <text:p text:style-name="Text_20_body">—Es hermoso… ¿Estás segura?</text:p>
      <text:p text:style-name="Text_20_body">—Muy segura. No necesitas comprarlo. Solo cuídalo. Y regálaselo a alguien digno, el día que sientas que ya no lo necesitas.</text:p>
      <text:p text:style-name="Text_20_body">Se miraron unos segundos en silencio. No se dijeron mucho más. Pero Elara, al alejarse del puesto con el amuleto colgado al cuello, sintió que algo verdadero había nacido entre ellas: no un simple agradecimiento, sino una semilla de amistad, quizás de esas que florecen tarde, pero no se marchitan jamás.</text:p>
      <text:p text:style-name="Horizontal_20_Line"/>
      <text:h text:style-name="Heading_20_3" text:outline-level="3"><text:span text:style-name="Strong_20_Emphasis">2. El descubrimiento de las siete Omhistrines (tono de misterio y suspenso)</text:span></text:h>
      <text:p text:style-name="Text_20_body">El bosque que rodeaba el pueblo comenzaba a sumirse en sombras cuando Elara abandonó el sendero principal. Caminaba sin apuro, guiada por un impulso vago, una mezcla de intuición y presentimiento. El murmullo de las hojas bajo sus pies y el canto lejano de las aves marcaban el ritmo de su marcha.</text:p>
      <text:p text:style-name="Text_20_body">Entonces lo oyó: el crepitar de un fuego.</text:p>
      <text:p text:style-name="Text_20_body"><text:soft-page-break/>Se detuvo, alerta. Apenas unos metros más adelante, entre los árboles, se filtraba una luz anaranjada. Con cautela, se acercó, apartando las ramas con el menor ruido posible, hasta encontrar un claro oculto por helechos y troncos caídos.</text:p>
      <text:p text:style-name="Text_20_body">Allí, alrededor de una fogata baja, estaban reunidas siete niñas.</text:p>
      <text:p text:style-name="Text_20_body">Idénticas.</text:p>
      <text:p text:style-name="Text_20_body">Elara contuvo el aliento.</text:p>
      <text:p text:style-name="Text_20_body">Eran todas Omhistrine. Misma altura, mismo cabello, misma sonrisa en los labios. Vestidas igual, con la misma expresión atenta. Ninguna hablaba. Se miraban entre sí con naturalidad, como si esa escena fuera parte de su rutina diaria.</text:p>
      <text:p text:style-name="Text_20_body">Elara sintió que el mundo tambaleaba a su alrededor.</text:p>
      <text:p text:style-name="Text_20_body">Lo entendió todo de golpe.</text:p>
      <text:p text:style-name="Text_20_body">Así era como se aparecía en distintos lugares al mismo tiempo. Así engañaba a todos, haciéndoles creer en su ubicuidad mágica. No había un solo ser llamado Omhistrine. Eran siete. O quizás más.</text:p>
      <text:p text:style-name="Text_20_body">Una de ellas alzó la cabeza de pronto, como si hubiera percibido algo. Elara se replegó entre los arbustos, agazapada, conteniendo el aliento. Esperó. Nada sucedió.</text:p>
      <text:p text:style-name="Text_20_body">Cuando al fin se atrevió a alejarse, lo hizo sin mirar atrás.</text:p>
      <text:p text:style-name="Text_20_body">Cada paso era un desafío al terror creciente que le trepaba por la espalda. No podía dejar que ninguna de ellas supiera que había visto. Que lo había descubierto. No aún.</text:p>
      <text:p text:style-name="Text_20_body">Solo cuando estuvo lejos, más allá del alcance de la luz del fuego, respiró con normalidad.</text:p>
      <text:p text:style-name="Text_20_body">Y mientras la noche se cerraba en torno a ella, comprendió que el verdadero peligro no había comenzado todavía.</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1T18:28:19.642000000</meta:creation-date>
    <dc:date>2025-05-11T18:32:22.722000000</dc:date>
    <meta:editing-duration>PT4M3S</meta:editing-duration>
    <meta:editing-cycles>1</meta:editing-cycles>
    <meta:document-statistic meta:table-count="0" meta:image-count="0" meta:object-count="0" meta:page-count="2" meta:paragraph-count="28" meta:word-count="627" meta:character-count="3639" meta:non-whitespace-character-count="3043"/>
    <meta:generator>LibreOffice/7.3.5.2$Windows_X86_64 LibreOffice_project/184fe81b8c8c30d8b5082578aee2fed2ea847c01</meta:generator>
  </office:meta>
</office:document-meta>
</file>